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eciliaLTStd1" svg:font-family="CaeciliaLTStd"/>
    <style:font-face style:name="Helvetica1" svg:font-family="Helvetica"/>
    <style:font-face style:name="HelveticaOblique1" svg:font-family="HelveticaOblique"/>
    <style:font-face style:name="ITCFranklinGothicStdBook1" svg:font-family="ITCFranklinGothicStdBook"/>
    <style:font-face style:name="ITCFranklinGothicStdBookIt1" svg:font-family="ITCFranklinGothicStdBookIt"/>
    <style:font-face style:name="ITCFranklinGothicStdDemiIt1" svg:font-family="ITCFranklinGothicStdDemiIt"/>
    <style:font-face style:name="ITCFranklinGothicStdHvy1" svg:font-family="ITCFranklinGothicStdHvy"/>
    <style:font-face style:name="CaeciliaLTStd" svg:font-family="CaeciliaLTStd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ITCFranklinGothicStdBook" svg:font-family="ITCFranklinGothicStdBook" style:font-pitch="variable"/>
    <style:font-face style:name="ITCFranklinGothicStdBookIt" svg:font-family="ITCFranklinGothicStdBookIt" style:font-pitch="variable"/>
    <style:font-face style:name="ITCFranklinGothicStdDemiIt" svg:font-family="ITCFranklinGothicStdDemiIt" style:font-pitch="variable"/>
    <style:font-face style:name="ITCFranklinGothicStdHvy" svg:font-family="ITCFranklinGothicStdHvy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31f20" draw:stroke-linejoin="round" svg:stroke-linecap="round" draw:fill="non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solid" draw:fill-color="#cdccca"/>
    </style:style>
    <style:style style:name="gr3" style:family="graphic" style:parent-style-name="standard">
      <style:graphic-properties draw:stroke="solid" svg:stroke-width="0.017cm" svg:stroke-color="#110f0d" draw:stroke-linejoin="round" svg:stroke-linecap="round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17cm" svg:stroke-color="#110f0d" draw:stroke-linejoin="round" svg:stroke-linecap="round" draw:fill="solid" draw:fill-color="#dee6c7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26cm" svg:stroke-color="#231f20" draw:stroke-linejoin="round" svg:stroke-linecap="round" draw:fill="solid" draw:fill-color="#f0e3aa" fo:padding-top="0.013cm" fo:padding-bottom="0.013cm" fo:padding-left="0.013cm" fo:padding-right="0.013cm"/>
    </style:style>
    <style:style style:name="gr6" style:family="graphic" style:parent-style-name="standard">
      <style:graphic-properties draw:stroke="solid" svg:stroke-width="0.023cm" svg:stroke-color="#110f0d" draw:stroke-linejoin="round" svg:stroke-linecap="round" draw:fill="none" fo:padding-top="0.011cm" fo:padding-bottom="0.011cm" fo:padding-left="0.011cm" fo:padding-right="0.011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dash" draw:stroke-dash="stroke-dash66" svg:stroke-width="0.015cm" svg:stroke-color="#110f0d" draw:stroke-linejoin="round" svg:stroke-linecap="round" draw:fill="solid" draw:fill-color="#ea9186" fo:padding-top="0.007cm" fo:padding-bottom="0.007cm" fo:padding-left="0.007cm" fo:padding-right="0.007cm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04cm" fo:min-width="1.07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cdccca"/>
    </style:style>
    <style:style style:name="P3" style:family="paragraph">
      <loext:graphic-properties draw:fill="solid" draw:fill-color="#dee6c7"/>
    </style:style>
    <style:style style:name="P4" style:family="paragraph">
      <loext:graphic-properties draw:fill="solid" draw:fill-color="#f0e3aa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ea9186"/>
    </style:style>
    <style:style style:name="P7" style:family="paragraph">
      <loext:graphic-properties draw:fill="solid" draw:fill-color="#231f2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231f20" style:font-name="Helvetica1" fo:font-size="8pt" style:font-size-asian="8pt" style:font-name-complex="Helvetica1" style:font-size-complex="8pt"/>
    </style:style>
    <style:style style:name="T2" style:family="text">
      <style:text-properties fo:color="#231f20" style:font-name="HelveticaOblique1" fo:font-size="8pt" style:font-size-asian="8pt" style:font-name-complex="HelveticaOblique1" style:font-size-complex="8pt"/>
    </style:style>
    <style:style style:name="T3" style:family="text">
      <style:text-properties fo:color="#231f20" style:font-name="Helvetica1" fo:font-size="6pt" style:font-size-asian="6pt" style:font-name-complex="Helvetica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2.273cm" svg:height="1.878cm" svg:x="0.159cm" svg:y="0.459cm" svg:viewBox="0 0 12274 1879" svg:d="M11579 793h695M11487 122h695M2825 1879h-488M0 1879h1030M8906 460c0-126-786-231-1758-231-974 0-1760 105-1760 231 0 129 786 233 1760 233 972 0 1758-104 1758-233zM8926 554c0-129-787-233-1761-233-971 0-1758 104-1758 233 0 128 787 233 1758 233 974 0 1761-105 1761-233zM8888 234c0-129-788-234-1760-234-971 0-1760 105-1760 234 0 128 789 233 1760 233 972 0 1760-105 1760-233zM8906 358c0-129-786-233-1758-233-974 0-1760 104-1760 233 0 128 786 233 1760 233 972 0 1758-105 1758-233z">
          <text:p/>
        </draw:path>
        <draw:polygon draw:style-name="gr2" draw:text-style-name="P2" draw:layer="layout" svg:width="3.245cm" svg:height="0.368cm" svg:x="5.764cm" svg:y="2.435cm" svg:viewBox="0 0 3246 369" draw:points="0,369 3246,369 3087,0 170,0">
          <text:p/>
        </draw:polygon>
        <draw:polygon draw:style-name="gr3" draw:text-style-name="P1" draw:layer="layout" svg:width="3.245cm" svg:height="0.368cm" svg:x="5.764cm" svg:y="2.435cm" svg:viewBox="0 0 3246 369" draw:points="0,369 3246,369 3087,0 170,0">
          <text:p/>
        </draw:polygon>
        <draw:polygon draw:style-name="gr4" draw:text-style-name="P3" draw:layer="layout" svg:width="3.245cm" svg:height="0.138cm" svg:x="5.764cm" svg:y="2.803cm" svg:viewBox="0 0 3246 139" draw:points="0,139 3246,139 3246,0 0,0">
          <text:p/>
        </draw:polygon>
        <draw:path draw:style-name="gr1" draw:text-style-name="P1" draw:layer="layout" svg:width="4.186cm" svg:height="0.784cm" svg:x="4.884cm" svg:y="1.908cm" svg:viewBox="0 0 4187 785" svg:d="M4168 460c0-129-788-231-1761-231-972 0-1758 102-1758 231 0 128 786 233 1758 233 973 0 1761-105 1761-233zM4187 553c0-128-789-233-1761-233-971 0-1760 105-1760 233 0 129 789 232 1760 232 972 0 1761-103 1761-232zM4148 233c0-128-787-233-1761-233-971 0-1758 105-1758 233 0 129 787 233 1758 233 974 0 1761-104 1761-233zM4168 357c0-128-788-233-1761-233-972 0-1758 105-1758 233 0 129 786 231 1758 231 973 0 1761-102 1761-231zM0 229h694M694 588h-694">
          <text:p/>
        </draw:path>
        <draw:polygon draw:style-name="gr2" draw:text-style-name="P2" draw:layer="layout" svg:width="3.248cm" svg:height="0.383cm" svg:x="5.714cm" svg:y="0.181cm" svg:viewBox="0 0 3249 384" draw:points="0,384 3249,384 3087,0 172,0">
          <text:p/>
        </draw:polygon>
        <draw:polygon draw:style-name="gr3" draw:text-style-name="P1" draw:layer="layout" svg:width="3.248cm" svg:height="0.383cm" svg:x="5.714cm" svg:y="0.181cm" svg:viewBox="0 0 3249 384" draw:points="0,384 3249,384 3087,0 172,0">
          <text:p/>
        </draw:polygon>
        <draw:polygon draw:style-name="gr4" draw:text-style-name="P3" draw:layer="layout" svg:width="3.248cm" svg:height="0.122cm" svg:x="5.714cm" svg:y="0.564cm" svg:viewBox="0 0 3249 123" draw:points="0,123 3249,123 3249,0 0,0">
          <text:p/>
        </draw:polygon>
        <draw:path draw:style-name="gr1" draw:text-style-name="P1" draw:layer="layout" svg:width="0.741cm" svg:height="0.309cm" svg:x="9.005cm" svg:y="0.719cm" svg:viewBox="0 0 742 310" svg:d="M46 0h696M742 310h-742">
          <text:p/>
        </draw:path>
        <draw:polygon draw:style-name="gr5" draw:text-style-name="P4" draw:layer="layout" svg:width="1.946cm" svg:height="1.3cm" svg:x="2.938cm" svg:y="1.684cm" svg:viewBox="0 0 1947 1301" draw:points="0,1301 1947,1301 1947,0 0,0">
          <text:p/>
        </draw:polygon>
        <draw:path draw:style-name="gr6" draw:text-style-name="P1" draw:layer="layout" svg:width="1.204cm" svg:height="0.516cm" svg:x="3.309cm" svg:y="2.37cm" svg:viewBox="0 0 1205 517" svg:d="M185 285h-185M185 233h-185M93 517v-232M93 233v-233M741 298c0-41 24-76 57-78 30-2 59 30 59 72v6c0-41 24-76 56-78 33-2 59 30 61 72v6c-2-41 22-76 55-78 32-2 59 30 61 72v6c-2-41 24-76 54-78 33-2 59 30 61 72v6M741 298v156M1205 298v156">
          <text:p/>
        </draw:path>
        <draw:polygon draw:style-name="gr5" draw:text-style-name="P4" draw:layer="layout" svg:width="1.81cm" svg:height="1.212cm" svg:x="0.762cm" svg:y="1.716cm" svg:viewBox="0 0 1811 1213" draw:points="0,1213 1811,1213 1811,0 0,0">
          <text:p/>
        </draw:polygon>
        <draw:polygon draw:style-name="gr5" draw:text-style-name="P4" draw:layer="layout" svg:width="1.954cm" svg:height="1.307cm" svg:x="9.746cm" svg:y="0.22cm" svg:viewBox="0 0 1955 1308" draw:points="0,1308 1955,1308 1955,0 0,0">
          <text:p/>
        </draw:polygon>
        <draw:path draw:style-name="gr6" draw:text-style-name="P1" draw:layer="layout" svg:width="1.204cm" svg:height="0.516cm" svg:x="10.125cm" svg:y="0.908cm" svg:viewBox="0 0 1205 517" svg:d="M185 283h-185M185 231h-185M93 517v-234M93 231v-231M744 297c-3-42 21-77 54-79 33 0 59 31 61 73v6c-2-42 24-77 55-79 32 0 58 31 61 73v6c-3-42 24-77 54-79 33 0 59 31 61 73v6c-2-42 24-77 57-79 30 0 58 31 58 73v6M744 297v155M1205 297v155">
          <text:p/>
        </draw:path>
        <draw:path draw:style-name="gr1" draw:text-style-name="P1" draw:layer="layout" svg:width="0.125cm" svg:height="1.29cm" svg:x="0.082cm" svg:y="1.666cm" svg:viewBox="0 0 126 1291" svg:d="M78 0v1291M126 172l-126 138">
          <text:p/>
        </draw:path>
        <draw:polygon draw:style-name="gr5" draw:text-style-name="P4" draw:layer="layout" svg:width="1.956cm" svg:height="1.412cm" svg:x="12.329cm" svg:y="0.202cm" svg:viewBox="0 0 1957 1413" draw:points="0,1413 1957,1413 1957,0 0,0">
          <text:p/>
        </draw:polygon>
        <draw:path draw:style-name="gr6" draw:text-style-name="P1" draw:layer="layout" svg:width="1.202cm" svg:height="0.517cm" svg:x="12.711cm" svg:y="0.995cm" svg:viewBox="0 0 1203 518" svg:d="M185 285h-185M185 232h-185M91 518v-233M91 232v-232M741 245c-2-41 24-77 55-77 32-2 58 31 61 71v6c-3-41 24-77 56-77 31-2 59 31 59 71v6c0-41 24-77 57-77 30-2 59 31 59 71v6c0-41 24-77 56-77 31-2 59 31 59 71v6M741 245v155M1203 245v155">
          <text:p/>
        </draw:path>
        <draw:polygon draw:style-name="gr7" draw:text-style-name="P5" draw:layer="layout" svg:width="0.116cm" svg:height="0.131cm" svg:x="13.242cm" svg:y="1.187cm" svg:viewBox="0 0 117 132" draw:points="117,132 59,0 0,132">
          <text:p/>
        </draw:polygon>
        <draw:path draw:style-name="gr6" draw:text-style-name="P1" draw:layer="layout" svg:width="0.351cm" svg:height="0.553cm" svg:x="13.007cm" svg:y="0.976cm" svg:viewBox="0 0 352 554" svg:d="M352 343l-57-131-59 131zM236 212h116M295 537v-518M51 332l-51-109M51 223v-223M51 554v-222M62 234l-21-24M41 234l21-24">
          <text:p/>
        </draw:path>
        <draw:path draw:style-name="gr1" draw:text-style-name="P1" draw:layer="layout" svg:width="0.125cm" svg:height="0.239cm" svg:x="0.082cm" svg:y="1.941cm" svg:viewBox="0 0 126 240" svg:d="M126 0l-126 138M126 104l-126 136">
          <text:p/>
        </draw:path>
        <draw:polygon draw:style-name="gr8" draw:text-style-name="P6" draw:layer="layout" svg:width="1.091cm" svg:height="1.516cm" svg:x="14.976cm" svg:y="0.072cm" svg:viewBox="0 0 1092 1517" draw:points="0,1517 1092,1517 1092,0 0,0">
          <text:p/>
        </draw:polygon>
        <draw:path draw:style-name="gr1" draw:text-style-name="P1" draw:layer="layout" svg:width="10.513cm" svg:height="1.601cm" svg:x="5.023cm" svg:y="0.427cm" svg:viewBox="0 0 10514 1602" svg:d="M10364 0l150 67-299 140 299 137-299 137 299 137-299 140 149 67M9263 52h693M9263 878h693M0 1602h233">
          <text:p/>
        </draw:path>
        <draw:polygon draw:style-name="gr9" draw:text-style-name="P7" draw:layer="layout" svg:width="0.157cm" svg:height="0.176cm" svg:x="5.236cm" svg:y="1.939cm" svg:viewBox="0 0 158 177" draw:points="0,0 158,89 0,177">
          <text:p/>
        </draw:polygon>
        <draw:line draw:style-name="gr1" draw:text-style-name="P1" draw:layer="layout" svg:x1="9.19cm" svg:y1="0.581cm" svg:x2="9.423cm" svg:y2="0.581cm">
          <text:p/>
        </draw:line>
        <draw:polygon draw:style-name="gr9" draw:text-style-name="P7" draw:layer="layout" svg:width="0.157cm" svg:height="0.175cm" svg:x="9.404cm" svg:y="0.494cm" svg:viewBox="0 0 158 176" draw:points="0,0 158,87 0,176">
          <text:p/>
        </draw:polygon>
        <draw:frame draw:style-name="gr10" draw:text-style-name="P9" draw:layer="layout" svg:width="1.661cm" svg:height="0.281cm" svg:x="3.08cm" svg:y="1.852cm">
          <draw:text-box>
            <text:p text:style-name="P8"><text:span text:style-name="T1">Schwingkreis</text:span></text:p>
          </draw:text-box>
        </draw:frame>
        <draw:frame draw:style-name="gr10" draw:text-style-name="P9" draw:layer="layout" svg:width="1.661cm" svg:height="0.281cm" svg:x="9.913cm" svg:y="0.277cm">
          <draw:text-box>
            <text:p text:style-name="P8"><text:span text:style-name="T1">Schwingkreis</text:span></text:p>
          </draw:text-box>
        </draw:frame>
        <draw:frame draw:style-name="gr11" draw:text-style-name="P10" draw:layer="layout" svg:width="1.192cm" svg:height="0.904cm" svg:x="0.995cm" svg:y="1.848cm">
          <draw:text-box>
            <text:p text:style-name="P8"><text:span text:style-name="T1">Hoch-</text:span></text:p>
            <text:p text:style-name="P8"><text:span text:style-name="T1">frequenz-</text:span></text:p>
            <text:p text:style-name="P8"><text:span text:style-name="T1">erzeuger</text:span></text:p>
          </draw:text-box>
        </draw:frame>
        <draw:frame draw:style-name="gr10" draw:text-style-name="P9" draw:layer="layout" svg:width="1.581cm" svg:height="0.281cm" svg:x="12.507cm" svg:y="0.273cm">
          <draw:text-box>
            <text:p text:style-name="P8"><text:span text:style-name="T1">Gleichrichter</text:span></text:p>
          </draw:text-box>
        </draw:frame>
        <draw:frame draw:style-name="gr10" draw:text-style-name="P9" draw:layer="layout" svg:width="0.531cm" svg:height="0.281cm" draw:transform="rotate (-1.5707963267949) translate (15.862cm 0.572cm)">
          <draw:text-box>
            <text:p text:style-name="P8"><text:span text:style-name="T1">Last</text:span></text:p>
          </draw:text-box>
        </draw:frame>
        <draw:frame draw:style-name="gr10" draw:text-style-name="P9" draw:layer="layout" svg:width="0.722cm" svg:height="0.281cm" svg:x="7.028cm" svg:y="0.239cm">
          <draw:text-box>
            <text:p text:style-name="P8"><text:span text:style-name="T1">Spule</text:span></text:p>
          </draw:text-box>
        </draw:frame>
        <draw:frame draw:style-name="gr10" draw:text-style-name="P9" draw:layer="layout" svg:width="0.722cm" svg:height="0.281cm" svg:x="6.977cm" svg:y="3.023cm">
          <draw:text-box>
            <text:p text:style-name="P8"><text:span text:style-name="T1">Spule</text:span></text:p>
          </draw:text-box>
        </draw:frame>
        <draw:frame draw:style-name="gr10" draw:text-style-name="P9" draw:layer="layout" svg:width="0.078cm" svg:height="0.314cm" svg:x="5.14cm" svg:y="1.461cm">
          <draw:text-box>
            <text:p text:style-name="P8"><text:span text:style-name="T2">I</text:span></text:p>
          </draw:text-box>
        </draw:frame>
        <draw:frame draw:style-name="gr10" draw:text-style-name="P11" draw:layer="layout" svg:width="0.116cm" svg:height="0.209cm" svg:x="5.218cm" svg:y="1.624cm">
          <draw:text-box>
            <text:p text:style-name="P8"><text:span text:style-name="T3">1</text:span></text:p>
          </draw:text-box>
        </draw:frame>
        <draw:frame draw:style-name="gr10" draw:text-style-name="P9" draw:layer="layout" svg:width="0.078cm" svg:height="0.314cm" svg:x="9.248cm" svg:y="0.117cm">
          <draw:text-box>
            <text:p text:style-name="P8"><text:span text:style-name="T2">I</text:span></text:p>
          </draw:text-box>
        </draw:frame>
        <draw:frame draw:style-name="gr10" draw:text-style-name="P11" draw:layer="layout" svg:width="0.116cm" svg:height="0.209cm" svg:x="9.327cm" svg:y="0.28cm">
          <draw:text-box>
            <text:p text:style-name="P8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eciliaLTStd1" svg:font-family="CaeciliaLTStd"/>
    <style:font-face style:name="Helvetica1" svg:font-family="Helvetica"/>
    <style:font-face style:name="HelveticaOblique1" svg:font-family="HelveticaOblique"/>
    <style:font-face style:name="ITCFranklinGothicStdBook1" svg:font-family="ITCFranklinGothicStdBook"/>
    <style:font-face style:name="ITCFranklinGothicStdBookIt1" svg:font-family="ITCFranklinGothicStdBookIt"/>
    <style:font-face style:name="ITCFranklinGothicStdDemiIt1" svg:font-family="ITCFranklinGothicStdDemiIt"/>
    <style:font-face style:name="ITCFranklinGothicStdHvy1" svg:font-family="ITCFranklinGothicStdHvy"/>
    <style:font-face style:name="CaeciliaLTStd" svg:font-family="CaeciliaLTStd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ITCFranklinGothicStdBook" svg:font-family="ITCFranklinGothicStdBook" style:font-pitch="variable"/>
    <style:font-face style:name="ITCFranklinGothicStdBookIt" svg:font-family="ITCFranklinGothicStdBookIt" style:font-pitch="variable"/>
    <style:font-face style:name="ITCFranklinGothicStdDemiIt" svg:font-family="ITCFranklinGothicStdDemiIt" style:font-pitch="variable"/>
    <style:font-face style:name="ITCFranklinGothicStdHvy" svg:font-family="ITCFranklinGothicStdHvy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66" draw:style="rect" draw:dots1="1" draw:dots1-length="0.111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04T12:49:03.041461000</dc:date>
    <dc:creator>Ludger Heide</dc:creator>
    <meta:editing-duration>PT11M35S</meta:editing-duration>
    <meta:editing-cycles>2</meta:editing-cycles>
    <meta:generator>LibreOffice/4.4.4.3$MacOSX_X86_64 LibreOffice_project/2c39ebcf046445232b798108aa8a7e7d89552ea8</meta:generator>
    <meta:document-statistic meta:object-count="36"/>
  </office:meta>
</office:document-meta>
</file>